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8">
      <style:table-cell-properties fo:border="0.06pt solid #000000"/>
    </style:style>
    <style:style style:name="ce3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9cm" svg:height="8.999cm" svg:x="7.131cm" svg:y="5.747cm">
            <draw:object draw:notify-on-update-of-ranges="Лист1.A1:Лист1.A1 Лист1.E2:Лист1.E9 Лист1.B1:Лист1.B1 Лист1.B1:Лист1.B9 Лист1.C1:Лист1.C1 Лист1.C2:Лист1.C9 Лист1.D1:Лист1.D1 Лист1.D2:Лист1.D9 Лист1.E1:Лист1.E1 Лист1.E2:Лист1.E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2"/>
        <table:table-column table:style-name="co3" table:default-cell-style-name="Default"/>
        <table:table-row table:style-name="ro1">
          <table:table-cell office:value-type="string">
            <text:p>Amount</text:p>
          </table:table-cell>
          <table:table-cell office:value-type="string">
            <text:p>Comp.</text:p>
          </table:table-cell>
          <table:table-cell office:value-type="string">
            <text:p>Exch.</text:p>
          </table:table-cell>
          <table:table-cell office:value-type="string">
            <text:p>Total</text:p>
          </table:table-cell>
          <table:table-cell office:value-type="string">
            <text:p>Theory</text:p>
          </table:table-cell>
          <table:table-cell table:style-name="ce1" office:value-type="string">
            <text:p>Deviation</text:p>
          </table:table-cell>
          <table:table-cell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99500">
            <text:p>499500</text:p>
          </table:table-cell>
          <table:table-cell office:value-type="float" office:value="255998">
            <text:p>255998</text:p>
          </table:table-cell>
          <table:table-cell office:value-type="float" office:value="755498">
            <text:p>755498</text:p>
          </table:table-cell>
          <table:table-cell office:value-type="float" office:value="1000000">
            <text:p>1000000</text:p>
          </table:table-cell>
          <table:table-cell table:formula="of:=[.D2]/[.E2]" office:value-type="float" office:value="0.755498">
            <text:p>0,755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999000">
            <text:p>1999000</text:p>
          </table:table-cell>
          <table:table-cell office:value-type="float" office:value="997534">
            <text:p>997534</text:p>
          </table:table-cell>
          <table:table-cell office:value-type="float" office:value="2996534">
            <text:p>2996534</text:p>
          </table:table-cell>
          <table:table-cell office:value-type="float" office:value="4000000">
            <text:p>4000000</text:p>
          </table:table-cell>
          <table:table-cell table:formula="of:=[.D3]/[.E3]" office:value-type="float" office:value="0.7491335">
            <text:p>0,749</text:p>
          </table:table-cell>
          <table:table-cell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4498500">
            <text:p>4498500</text:p>
          </table:table-cell>
          <table:table-cell office:value-type="float" office:value="2239930">
            <text:p>2239930</text:p>
          </table:table-cell>
          <table:table-cell office:value-type="float" office:value="6738430">
            <text:p>6738430</text:p>
          </table:table-cell>
          <table:table-cell office:value-type="float" office:value="9000000">
            <text:p>9000000</text:p>
          </table:table-cell>
          <table:table-cell table:formula="of:=[.D4]/[.E4]" office:value-type="float" office:value="0.748714444444444">
            <text:p>0,749</text:p>
          </table:table-cell>
          <table:table-cell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7998000">
            <text:p>7998000</text:p>
          </table:table-cell>
          <table:table-cell office:value-type="float" office:value="3992089">
            <text:p>3992089</text:p>
          </table:table-cell>
          <table:table-cell office:value-type="float" office:value="11990089">
            <text:p>11990089</text:p>
          </table:table-cell>
          <table:table-cell office:value-type="float" office:value="16000000">
            <text:p>16000000</text:p>
          </table:table-cell>
          <table:table-cell table:formula="of:=[.D5]/[.E5]" office:value-type="float" office:value="0.7493805625">
            <text:p>0,749</text:p>
          </table:table-cell>
          <table:table-cell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2497500">
            <text:p>12497500</text:p>
          </table:table-cell>
          <table:table-cell office:value-type="float" office:value="6173235">
            <text:p>6173235</text:p>
          </table:table-cell>
          <table:table-cell office:value-type="float" office:value="18670735">
            <text:p>18670735</text:p>
          </table:table-cell>
          <table:table-cell office:value-type="float" office:value="25000000">
            <text:p>25000000</text:p>
          </table:table-cell>
          <table:table-cell table:formula="of:=[.D6]/[.E6]" office:value-type="float" office:value="0.7468294">
            <text:p>0,747</text:p>
          </table:table-cell>
          <table:table-cell/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17997000">
            <text:p>17997000</text:p>
          </table:table-cell>
          <table:table-cell office:value-type="float" office:value="8935965">
            <text:p>8935965</text:p>
          </table:table-cell>
          <table:table-cell office:value-type="float" office:value="26932965">
            <text:p>26932965</text:p>
          </table:table-cell>
          <table:table-cell office:value-type="float" office:value="36000000">
            <text:p>36000000</text:p>
          </table:table-cell>
          <table:table-cell table:formula="of:=[.D7]/[.E7]" office:value-type="float" office:value="0.748137916666667">
            <text:p>0,748</text:p>
          </table:table-cell>
          <table:table-cell/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24496500">
            <text:p>24496500</text:p>
          </table:table-cell>
          <table:table-cell office:value-type="float" office:value="12420371">
            <text:p>12420371</text:p>
          </table:table-cell>
          <table:table-cell office:value-type="float" office:value="36916871">
            <text:p>36916871</text:p>
          </table:table-cell>
          <table:table-cell office:value-type="float" office:value="49000000">
            <text:p>49000000</text:p>
          </table:table-cell>
          <table:table-cell table:formula="of:=[.D8]/[.E8]" office:value-type="float" office:value="0.753405530612245">
            <text:p>0,753</text:p>
          </table:table-cell>
          <table:table-cell table:style-name="ce3"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31996000">
            <text:p>31996000</text:p>
          </table:table-cell>
          <table:table-cell office:value-type="float" office:value="16358544">
            <text:p>16358544</text:p>
          </table:table-cell>
          <table:table-cell office:value-type="float" office:value="48354544">
            <text:p>48354544</text:p>
          </table:table-cell>
          <table:table-cell office:value-type="float" office:value="64000000">
            <text:p>64000000</text:p>
          </table:table-cell>
          <table:table-cell table:formula="of:=[.D9]/[.E9]" office:value-type="float" office:value="0.75553975">
            <text:p>0,7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2T08:13:49</dc:date>
    <meta:generator>LibreOffice/3.5$Linux_x86 LibreOffice_project/350m1$Build-2</meta:generator>
    <meta:editing-duration>P0D</meta:editing-duration>
    <meta:editing-cycles>1</meta:editing-cycles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23cm" svg:y="0.316cm" chart:style-name="ch2">
          <text:p>Сортировка пузырьком, средний случай</text:p>
        </chart:title>
        <chart:legend chart:legend-position="end" svg:x="12.797cm" svg:y="3.454cm" style:legend-expansion="high" chart:style-name="ch3"/>
        <chart:plot-area chart:style-name="ch4" table:cell-range-address="Лист1.A1:Лист1.E1 Лист1.C2:Лист1.E9 Лист1.B1:Лист1.B9" chart:data-source-has-labels="both" svg:x="0.77cm" svg:y="1.635cm" svg:width="11.388cm" svg:height="6.765cm">
          <chartooo:coordinate-region svg:x="2.503cm" svg:y="1.835cm" svg:width="9.655cm" svg:height="5.52cm"/>
          <chart:axis chart:dimension="x" chart:name="primary-x" chart:style-name="ch5" chartooo:axis-type="auto">
            <chartooo:date-scale/>
            <chart:categories table:cell-range-address="Лист1.E2:Лист1.E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1:Лист1.B9" chart:label-cell-address="Лист1.B1:Лист1.B1" chart:class="chart:line">
            <chart:data-point chart:repeated="9"/>
          </chart:series>
          <chart:series chart:style-name="ch8" chart:values-cell-range-address="Лист1.C2:Лист1.C9" chart:label-cell-address="Лист1.C1:Лист1.C1" chart:class="chart:line">
            <chart:data-point chart:repeated="8"/>
          </chart:series>
          <chart:series chart:style-name="ch9" chart:values-cell-range-address="Лист1.D2:Лист1.D9" chart:label-cell-address="Лист1.D1:Лист1.D1" chart:class="chart:line">
            <chart:data-point chart:repeated="8"/>
          </chart:series>
          <chart:series chart:style-name="ch10" chart:values-cell-range-address="Лист1.E2:Лист1.E9" chart:label-cell-address="Лист1.E1:Лист1.E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.</text:p>
                <draw:g>
                  <svg:desc>Лист1.B1:Лист1.B1</svg:desc>
                </draw:g>
              </table:table-cell>
              <table:table-cell office:value-type="string">
                <text:p>Exch.</text:p>
                <draw:g>
                  <svg:desc>Лист1.C1:Лист1.C1</svg:desc>
                </draw:g>
              </table:table-cell>
              <table:table-cell office:value-type="string">
                <text:p>Total</text:p>
                <draw:g>
                  <svg:desc>Лист1.D1:Лист1.D1</svg:desc>
                </draw:g>
              </table:table-cell>
              <table:table-cell office:value-type="string">
                <text:p>Theory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Лист1.E2:Лист1.E9</svg:desc>
                </draw:g>
              </table:table-cell>
              <table:table-cell office:value-type="float" office:value="NaN">
                <text:p>NaN</text:p>
                <draw:g>
                  <svg:desc>Лист1.B1:Лист1.B9</svg:desc>
                </draw:g>
              </table:table-cell>
              <table:table-cell office:value-type="float" office:value="255998">
                <text:p>255998</text:p>
                <draw:g>
                  <svg:desc>Лист1.C2:Лист1.C9</svg:desc>
                </draw:g>
              </table:table-cell>
              <table:table-cell office:value-type="float" office:value="755498">
                <text:p>755498</text:p>
                <draw:g>
                  <svg:desc>Лист1.D2:Лист1.D9</svg:desc>
                </draw:g>
              </table:table-cell>
              <table:table-cell office:value-type="float" office:value="1000000">
                <text:p>1000000</text:p>
                <draw:g>
                  <svg:desc>Лист1.E2:Лист1.E9</svg:desc>
                </draw:g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99500">
                <text:p>499500</text:p>
              </table:table-cell>
              <table:table-cell office:value-type="float" office:value="997534">
                <text:p>997534</text:p>
              </table:table-cell>
              <table:table-cell office:value-type="float" office:value="2996534">
                <text:p>299653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999000">
                <text:p>1999000</text:p>
              </table:table-cell>
              <table:table-cell office:value-type="float" office:value="2239930">
                <text:p>2239930</text:p>
              </table:table-cell>
              <table:table-cell office:value-type="float" office:value="6738430">
                <text:p>6738430</text:p>
              </table:table-cell>
              <table:table-cell office:value-type="float" office:value="9000000">
                <text:p>9000000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4498500">
                <text:p>4498500</text:p>
              </table:table-cell>
              <table:table-cell office:value-type="float" office:value="3992089">
                <text:p>3992089</text:p>
              </table:table-cell>
              <table:table-cell office:value-type="float" office:value="11990089">
                <text:p>11990089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7998000">
                <text:p>7998000</text:p>
              </table:table-cell>
              <table:table-cell office:value-type="float" office:value="6173235">
                <text:p>6173235</text:p>
              </table:table-cell>
              <table:table-cell office:value-type="float" office:value="18670735">
                <text:p>18670735</text:p>
              </table:table-cell>
              <table:table-cell office:value-type="float" office:value="25000000">
                <text:p>25000000</text:p>
              </table:table-cell>
            </table:table-row>
            <table:table-row>
              <table:table-cell office:value-type="float" office:value="36000000">
                <text:p>36000000</text:p>
              </table:table-cell>
              <table:table-cell office:value-type="float" office:value="12497500">
                <text:p>12497500</text:p>
              </table:table-cell>
              <table:table-cell office:value-type="float" office:value="8935965">
                <text:p>8935965</text:p>
              </table:table-cell>
              <table:table-cell office:value-type="float" office:value="26932965">
                <text:p>26932965</text:p>
              </table:table-cell>
              <table:table-cell office:value-type="float" office:value="36000000">
                <text:p>36000000</text:p>
              </table:table-cell>
            </table:table-row>
            <table:table-row>
              <table:table-cell office:value-type="float" office:value="49000000">
                <text:p>49000000</text:p>
              </table:table-cell>
              <table:table-cell office:value-type="float" office:value="17997000">
                <text:p>17997000</text:p>
              </table:table-cell>
              <table:table-cell office:value-type="float" office:value="12420371">
                <text:p>12420371</text:p>
              </table:table-cell>
              <table:table-cell office:value-type="float" office:value="36916871">
                <text:p>36916871</text:p>
              </table:table-cell>
              <table:table-cell office:value-type="float" office:value="49000000">
                <text:p>49000000</text:p>
              </table:table-cell>
            </table:table-row>
            <table:table-row>
              <table:table-cell office:value-type="float" office:value="64000000">
                <text:p>64000000</text:p>
              </table:table-cell>
              <table:table-cell office:value-type="float" office:value="24496500">
                <text:p>24496500</text:p>
              </table:table-cell>
              <table:table-cell office:value-type="float" office:value="16358544">
                <text:p>16358544</text:p>
              </table:table-cell>
              <table:table-cell office:value-type="float" office:value="48354544">
                <text:p>48354544</text:p>
              </table:table-cell>
              <table:table-cell office:value-type="float" office:value="64000000">
                <text:p>64000000</text:p>
              </table:table-cell>
            </table:table-row>
            <table:table-row>
              <table:table-cell office:value-type="string"/>
              <table:table-cell office:value-type="float" office:value="31996000">
                <text:p>3199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